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333333" draw:fill="solid" draw:fill-color="#333333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line draw:style-name="gr1" draw:text-style-name="P1" draw:layer="layout" svg:x1="2.575cm" svg:y1="0.977cm" svg:x2="3.375cm" svg:y2="0.977cm">
            <text:p/>
          </draw:line>
          <draw:line draw:style-name="gr1" draw:text-style-name="P1" draw:layer="layout" svg:x1="2.575cm" svg:y1="3.427cm" svg:x2="3.375cm" svg:y2="3.427cm">
            <text:p/>
          </draw:line>
          <draw:line draw:style-name="gr1" draw:text-style-name="P1" draw:layer="layout" svg:x1="13.325cm" svg:y1="0.977cm" svg:x2="14.125cm" svg:y2="0.977cm">
            <text:p/>
          </draw:line>
          <draw:line draw:style-name="gr1" draw:text-style-name="P1" draw:layer="layout" svg:x1="10.325cm" svg:y1="0.977cm" svg:x2="11.125cm" svg:y2="0.977cm">
            <text:p/>
          </draw:line>
          <draw:line draw:style-name="gr1" draw:text-style-name="P1" draw:layer="layout" svg:x1="13.275cm" svg:y1="3.427cm" svg:x2="14.075cm" svg:y2="3.427cm">
            <text:p/>
          </draw:line>
          <draw:line draw:style-name="gr1" draw:text-style-name="P1" draw:layer="layout" svg:x1="10.275cm" svg:y1="3.427cm" svg:x2="11.075cm" svg:y2="3.427cm">
            <text:p/>
          </draw:line>
          <draw:polyline draw:style-name="gr2" draw:text-style-name="P1" draw:layer="layout" svg:width="5.899cm" svg:height="2.449cm" svg:x="0.075cm" svg:y="0.977cm" svg:viewBox="0 0 5900 2450" draw:points="5500,0 5900,0 5900,1400 0,1400 0,2450 350,2450">
            <text:p/>
          </draw:polyline>
          <draw:polyline draw:style-name="gr2" draw:text-style-name="P1" draw:layer="layout" svg:width="8.999cm" svg:height="2.449cm" svg:x="7.725cm" svg:y="0.977cm" svg:viewBox="0 0 9000 2450" draw:points="8600,0 9000,0 9000,1400 0,1400 0,2450 350,2450">
            <text:p/>
          </draw:polyline>
          <draw:g>
            <draw:line draw:style-name="gr3" draw:text-style-name="P1" draw:layer="layout" svg:x1="6.175cm" svg:y1="3.077cm" svg:x2="6.375cm" svg:y2="2.827cm">
              <text:p/>
            </draw:line>
            <draw:line draw:style-name="gr3" draw:text-style-name="P1" draw:layer="layout" svg:x1="6.175cm" svg:y1="3.077cm" svg:x2="5.975cm" svg:y2="2.827cm">
              <text:p/>
            </draw:line>
            <draw:polyline draw:style-name="gr4" draw:text-style-name="P1" draw:layer="layout" svg:width="0.599cm" svg:height="0.599cm" svg:x="5.575cm" svg:y="2.827cm" svg:viewBox="0 0 600 600" draw:points="0,600 600,600 600,0">
              <text:p/>
            </draw:polyline>
          </draw:g>
          <draw:g>
            <draw:line draw:style-name="gr3" draw:text-style-name="P1" draw:layer="layout" svg:x1="7.525cm" svg:y1="0.627cm" svg:x2="7.325cm" svg:y2="0.377cm">
              <text:p/>
            </draw:line>
            <draw:line draw:style-name="gr3" draw:text-style-name="P1" draw:layer="layout" svg:x1="7.525cm" svg:y1="0.627cm" svg:x2="7.725cm" svg:y2="0.377cm">
              <text:p/>
            </draw:line>
            <draw:polyline draw:style-name="gr4" draw:text-style-name="P1" draw:layer="layout" svg:width="0.599cm" svg:height="0.599cm" svg:x="7.525cm" svg:y="0.377cm" svg:viewBox="0 0 600 600" draw:points="600,600 0,600 0,0">
              <text:p/>
            </draw:polyline>
          </draw:g>
          <draw:g>
            <draw:g>
              <draw:g>
                <draw:rect draw:style-name="gr5" draw:text-style-name="P1" draw:layer="layout" svg:width="2.143cm" svg:height="1.505cm" svg:x="0.424cm" svg:y="0.174cm">
                  <text:p/>
                </draw:rect>
                <draw:rect draw:style-name="gr6" draw:text-style-name="P1" draw:layer="layout" svg:width="2.143cm" svg:height="1.505cm" svg:x="0.375cm" svg:y="0.127cm">
                  <text:p/>
                </draw:rect>
              </draw:g>
            </draw:g>
            <draw:frame draw:style-name="gr7" draw:text-style-name="P1" draw:layer="layout" svg:width="1.747cm" svg:height="1.039cm" svg:x="0.598cm" svg:y="0.384cm">
              <draw:text-box>
                <text:p text:style-name="P2"><text:span text:style-name="T1">binary</text:span></text:p>
                <text:p text:style-name="P2"><text:span text:style-name="T1">data file</text:span></text:p>
              </draw:text-box>
            </draw:frame>
          </draw:g>
          <draw:g>
            <draw:g>
              <draw:g>
                <draw:rect draw:style-name="gr5" draw:text-style-name="P1" draw:layer="layout" svg:width="2.143cm" svg:height="1.505cm" svg:x="3.449cm" svg:y="2.695cm">
                  <text:p/>
                </draw:rect>
                <draw:rect draw:style-name="gr6" draw:text-style-name="P1" draw:layer="layout" svg:width="2.143cm" svg:height="1.505cm" svg:x="3.4cm" svg:y="2.648cm">
                  <text:p/>
                </draw:rect>
              </draw:g>
            </draw:g>
            <draw:frame draw:style-name="gr7" draw:text-style-name="P1" draw:layer="layout" svg:width="2.174cm" svg:height="0.645cm" svg:x="3.409cm" svg:y="3.102cm">
              <draw:text-box>
                <text:p text:style-name="P2"><text:span text:style-name="T1">transmitter</text:span></text:p>
              </draw:text-box>
            </draw:frame>
          </draw:g>
          <draw:g>
            <draw:g>
              <draw:g>
                <draw:g>
                  <draw:rect draw:style-name="gr5" draw:text-style-name="P1" draw:layer="layout" svg:width="2.143cm" svg:height="1.505cm" svg:x="3.457cm" svg:y="0.205cm">
                    <text:p/>
                  </draw:rect>
                  <draw:rect draw:style-name="gr6" draw:text-style-name="P1" draw:layer="layout" svg:width="2.143cm" svg:height="1.505cm" svg:x="3.408cm" svg:y="0.158cm">
                    <text:p/>
                  </draw:rect>
                </draw:g>
              </draw:g>
              <draw:frame draw:style-name="gr7" draw:text-style-name="P1" draw:layer="layout" svg:width="1.988cm" svg:height="1.433cm" svg:x="3.51cm" svg:y="0.218cm">
                <draw:text-box>
                  <text:p text:style-name="P2"><text:span text:style-name="T1">formater </text:span></text:p>
                  <text:p text:style-name="P2"><text:span text:style-name="T1">and outer</text:span></text:p>
                  <text:p text:style-name="P2"><text:span text:style-name="T1"><text:s/></text:span><text:span text:style-name="T1">encoder</text:span></text:p>
                </draw:text-box>
              </draw:frame>
            </draw:g>
            <draw:frame draw:style-name="gr7" draw:text-style-name="P4" draw:layer="layout" svg:width="2.183cm" svg:height="0.645cm" svg:x="3.409cm" svg:y="1.682cm">
              <draw:text-box>
                <text:p text:style-name="P3"><text:span text:style-name="T1">RS(306, x)</text:span></text:p>
              </draw:text-box>
            </draw:frame>
          </draw:g>
          <draw:g>
            <draw:g>
              <draw:g>
                <draw:g>
                  <draw:rect draw:style-name="gr5" draw:text-style-name="P1" draw:layer="layout" svg:width="2.143cm" svg:height="1.505cm" svg:x="0.504cm" svg:y="2.695cm">
                    <text:p/>
                  </draw:rect>
                  <draw:rect draw:style-name="gr6" draw:text-style-name="P1" draw:layer="layout" svg:width="2.143cm" svg:height="1.505cm" svg:x="0.455cm" svg:y="2.648cm">
                    <text:p/>
                  </draw:rect>
                </draw:g>
              </draw:g>
              <draw:frame draw:style-name="gr7" draw:text-style-name="P1" draw:layer="layout" svg:width="2.203cm" svg:height="1.433cm" svg:x="0.45cm" svg:y="2.708cm">
                <draw:text-box>
                  <text:p text:style-name="P2"><text:span text:style-name="T1">inner</text:span></text:p>
                  <text:p text:style-name="P2"><text:span text:style-name="T1"><text:s/></text:span><text:span text:style-name="T1">encoder &amp;</text:span></text:p>
                  <text:p text:style-name="P2"><text:span text:style-name="T1">modulator</text:span></text:p>
                </draw:text-box>
              </draw:frame>
            </draw:g>
            <draw:frame draw:style-name="gr7" draw:text-style-name="P4" draw:layer="layout" svg:width="1.717cm" svg:height="0.645cm" svg:x="0.678cm" svg:y="4.178cm">
              <draw:text-box>
                <text:p text:style-name="P3"><text:span text:style-name="T1">RS(8,4)</text:span></text:p>
              </draw:text-box>
            </draw:frame>
          </draw:g>
          <draw:g>
            <draw:g>
              <draw:g>
                <draw:g>
                  <draw:rect draw:style-name="gr5" draw:text-style-name="P1" draw:layer="layout" svg:width="2.143cm" svg:height="1.505cm" svg:x="11.185cm" svg:y="0.174cm">
                    <text:p/>
                  </draw:rect>
                  <draw:rect draw:style-name="gr6" draw:text-style-name="P1" draw:layer="layout" svg:width="2.143cm" svg:height="1.505cm" svg:x="11.136cm" svg:y="0.127cm">
                    <text:p/>
                  </draw:rect>
                </draw:g>
              </draw:g>
            </draw:g>
            <draw:frame draw:style-name="gr7" draw:text-style-name="P1" draw:layer="layout" svg:width="2.212cm" svg:height="1.433cm" svg:x="11.126cm" svg:y="0.187cm">
              <draw:text-box>
                <text:p text:style-name="P2"><text:span text:style-name="T1">tuning</text:span></text:p>
                <text:p text:style-name="P2"><text:span text:style-name="T1">parameter </text:span></text:p>
                <text:p text:style-name="P2"><text:span text:style-name="T1">extractor</text:span></text:p>
              </draw:text-box>
            </draw:frame>
          </draw:g>
          <draw:g>
            <draw:g>
              <draw:g>
                <draw:g>
                  <draw:rect draw:style-name="gr5" draw:text-style-name="P1" draw:layer="layout" svg:width="2.143cm" svg:height="1.505cm" svg:x="14.194cm" svg:y="0.174cm">
                    <text:p/>
                  </draw:rect>
                  <draw:rect draw:style-name="gr6" draw:text-style-name="P1" draw:layer="layout" svg:width="2.143cm" svg:height="1.505cm" svg:x="14.145cm" svg:y="0.127cm">
                    <text:p/>
                  </draw:rect>
                </draw:g>
              </draw:g>
            </draw:g>
            <draw:frame draw:style-name="gr7" draw:text-style-name="P4" draw:layer="layout" svg:width="2.454cm" svg:height="0.645cm" svg:x="14.014cm" svg:y="0.581cm">
              <draw:text-box>
                <text:p text:style-name="P3"><text:span text:style-name="T1">demodulator</text:span></text:p>
              </draw:text-box>
            </draw:frame>
          </draw:g>
          <draw:g>
            <draw:g>
              <draw:g>
                <draw:g>
                  <draw:rect draw:style-name="gr5" draw:text-style-name="P1" draw:layer="layout" svg:width="2.143cm" svg:height="1.505cm" svg:x="8.124cm" svg:y="2.672cm">
                    <text:p/>
                  </draw:rect>
                  <draw:rect draw:style-name="gr6" draw:text-style-name="P1" draw:layer="layout" svg:width="2.143cm" svg:height="1.505cm" svg:x="8.075cm" svg:y="2.625cm">
                    <text:p/>
                  </draw:rect>
                </draw:g>
              </draw:g>
            </draw:g>
            <draw:frame draw:style-name="gr7" draw:text-style-name="P1" draw:layer="layout" svg:width="1.776cm" svg:height="1.039cm" svg:x="8.283cm" svg:y="2.882cm">
              <draw:text-box>
                <text:p text:style-name="P2"><text:span text:style-name="T1">inner</text:span></text:p>
                <text:p text:style-name="P2"><text:span text:style-name="T1">decoder</text:span></text:p>
              </draw:text-box>
            </draw:frame>
          </draw:g>
          <draw:g>
            <draw:g>
              <draw:g>
                <draw:g>
                  <draw:rect draw:style-name="gr5" draw:text-style-name="P1" draw:layer="layout" svg:width="2.143cm" svg:height="1.505cm" svg:x="11.124cm" svg:y="2.672cm">
                    <text:p/>
                  </draw:rect>
                  <draw:rect draw:style-name="gr6" draw:text-style-name="P1" draw:layer="layout" svg:width="2.143cm" svg:height="1.505cm" svg:x="11.075cm" svg:y="2.625cm">
                    <text:p/>
                  </draw:rect>
                </draw:g>
              </draw:g>
            </draw:g>
            <draw:frame draw:style-name="gr7" draw:text-style-name="P1" draw:layer="layout" svg:width="1.776cm" svg:height="1.039cm" svg:x="11.283cm" svg:y="2.882cm">
              <draw:text-box>
                <text:p text:style-name="P2"><text:span text:style-name="T1">outer</text:span></text:p>
                <text:p text:style-name="P2"><text:span text:style-name="T1">decoder</text:span></text:p>
              </draw:text-box>
            </draw:frame>
          </draw:g>
          <draw:g>
            <draw:g>
              <draw:g>
                <draw:rect draw:style-name="gr5" draw:text-style-name="P1" draw:layer="layout" svg:width="2.143cm" svg:height="1.505cm" svg:x="14.124cm" svg:y="2.672cm">
                  <text:p/>
                </draw:rect>
                <draw:rect draw:style-name="gr6" draw:text-style-name="P1" draw:layer="layout" svg:width="2.143cm" svg:height="1.505cm" svg:x="14.075cm" svg:y="2.625cm">
                  <text:p/>
                </draw:rect>
              </draw:g>
            </draw:g>
            <draw:frame draw:style-name="gr7" draw:text-style-name="P1" draw:layer="layout" svg:width="1.747cm" svg:height="1.039cm" svg:x="14.298cm" svg:y="2.882cm">
              <draw:text-box>
                <text:p text:style-name="P2"><text:span text:style-name="T1">binary</text:span></text:p>
                <text:p text:style-name="P2"><text:span text:style-name="T1">data file</text:span></text:p>
              </draw:text-box>
            </draw:frame>
          </draw:g>
          <draw:g>
            <draw:g>
              <draw:g>
                <draw:rect draw:style-name="gr5" draw:text-style-name="P1" draw:layer="layout" svg:width="2.143cm" svg:height="1.505cm" svg:x="8.174cm" svg:y="0.172cm">
                  <text:p/>
                </draw:rect>
                <draw:rect draw:style-name="gr6" draw:text-style-name="P1" draw:layer="layout" svg:width="2.143cm" svg:height="1.505cm" svg:x="8.125cm" svg:y="0.125cm">
                  <text:p/>
                </draw:rect>
              </draw:g>
            </draw:g>
            <draw:frame draw:style-name="gr7" draw:text-style-name="P1" draw:layer="layout" svg:width="1.772cm" svg:height="0.645cm" svg:x="8.335cm" svg:y="0.579cm">
              <draw:text-box>
                <text:p text:style-name="P2"><text:span text:style-name="T1">receive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8cm" fo:page-height="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9-23T16:00:53</meta:creation-date>
    <dc:date>2011-04-23T20:58:08</dc:date>
    <dc:language>cs-CZ</dc:language>
    <meta:editing-cycles>3</meta:editing-cycles>
    <meta:editing-duration>PT05H10M05S</meta:editing-duration>
    <dc:creator>BruXy 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